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automatic-styles>
    <style:style style:name="P1" style:family="paragraph" style:parent-style-name="Standard">
      <style:paragraph-properties fo:margin-top="0.101cm" fo:margin-bottom="0.101cm" loext:contextual-spacing="false" fo:break-before="page"/>
    </style:style>
    <style:style style:name="P2" style:family="paragraph" style:parent-style-name="Standard">
      <style:paragraph-properties fo:margin-top="0.101cm" fo:margin-bottom="0.101cm" loext:contextual-spacing="false" fo:text-align="center" style:justify-single-word="false" fo:break-before="page"/>
      <style:text-properties fo:font-size="18pt" fo:font-weight="bold" style:font-size-asian="18pt" style:font-weight-asian="bold" style:font-size-complex="18pt" style:font-weight-complex="bold"/>
    </style:style>
    <style:style style:name="P3" style:family="paragraph" style:parent-style-name="Standard">
      <style:paragraph-properties fo:margin-top="0.101cm" fo:margin-bottom="0.101cm" loext:contextual-spacing="false"/>
    </style:style>
    <style:style style:name="P4" style:family="paragraph" style:parent-style-name="Standard">
      <style:paragraph-properties fo:margin-top="0.101cm" fo:margin-bottom="0.101cm" loext:contextual-spacing="false" fo:text-align="center" style:justify-single-word="false"/>
    </style:style>
    <style:style style:name="P5" style:family="paragraph" style:parent-style-name="Standard">
      <style:paragraph-properties fo:margin-top="0.101cm" fo:margin-bottom="0.101cm" loext:contextual-spacing="false" fo:text-align="center" style:justify-single-word="false"/>
      <style:text-properties fo:font-size="18pt" fo:font-weight="bold" style:font-size-asian="18pt" style:font-weight-asian="bold" style:font-size-complex="18pt" style:font-weight-complex="bold"/>
    </style:style>
    <style:style style:name="P6" style:family="paragraph" style:parent-style-name="Standard">
      <style:paragraph-properties fo:margin-top="0.101cm" fo:margin-bottom="0.101cm" loext:contextual-spacing="false" fo:text-align="center" style:justify-single-word="false"/>
      <style:text-properties fo:font-size="18pt" fo:font-weight="bold" officeooo:rsid="002ed37a" officeooo:paragraph-rsid="002ed37a" style:font-size-asian="18pt" style:font-weight-asian="bold" style:font-size-complex="18pt" style:font-weight-complex="bold"/>
    </style:style>
    <style:style style:name="P7" style:family="paragraph" style:parent-style-name="Standard">
      <style:paragraph-properties fo:margin-top="0.101cm" fo:margin-bottom="0.101cm" loext:contextual-spacing="false" fo:text-align="center" style:justify-single-word="false"/>
      <style:text-properties fo:font-size="18pt" fo:language="en" fo:country="GB" fo:font-weight="bold" style:font-size-asian="18pt" style:font-weight-asian="bold" style:font-size-complex="18pt"/>
    </style:style>
    <style:style style:name="P8" style:family="paragraph" style:parent-style-name="Standard">
      <style:paragraph-properties fo:margin-top="0.101cm" fo:margin-bottom="0.101cm" loext:contextual-spacing="false" fo:text-align="center" style:justify-single-word="false"/>
      <style:text-properties fo:font-weight="bold" style:font-weight-asian="bold" style:font-weight-complex="bold"/>
    </style:style>
    <style:style style:name="P9" style:family="paragraph" style:parent-style-name="Standard">
      <style:paragraph-properties fo:margin-top="0.101cm" fo:margin-bottom="0.101cm" loext:contextual-spacing="false" fo:text-align="start" style:justify-single-word="false"/>
      <style:text-properties fo:font-size="12pt" fo:font-weight="normal" officeooo:rsid="002ed37a" officeooo:paragraph-rsid="002ed37a" style:font-size-asian="10.5pt" style:font-weight-asian="normal" style:font-size-complex="12pt" style:font-weight-complex="normal"/>
    </style:style>
    <style:style style:name="P10" style:family="paragraph" style:parent-style-name="Standard">
      <style:paragraph-properties fo:margin-top="0.101cm" fo:margin-bottom="0.101cm" loext:contextual-spacing="false" fo:text-align="center" style:justify-single-word="false" fo:break-before="column"/>
    </style:style>
    <style:style style:name="P11" style:family="paragraph" style:parent-style-name="Standard">
      <style:paragraph-properties fo:margin-left="0.499cm" fo:margin-right="0cm" fo:margin-top="0.101cm" fo:margin-bottom="0.101cm" loext:contextual-spacing="false" fo:text-indent="-0.499cm" style:auto-text-indent="false">
        <style:tab-stops/>
      </style:paragraph-properties>
    </style:style>
    <style:style style:name="P12"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18bab4" officeooo:paragraph-rsid="0018bab4" fo:hyphenate="false"/>
    </style:style>
    <style:style style:name="P13"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18bb7a" officeooo:paragraph-rsid="0018bb7a" fo:hyphenate="false"/>
    </style:style>
    <style:style style:name="P14"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1a0db6" officeooo:paragraph-rsid="001a0db6" fo:hyphenate="false"/>
    </style:style>
    <style:style style:name="P15"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1bbb29" officeooo:paragraph-rsid="001bbb29" fo:hyphenate="false"/>
    </style:style>
    <style:style style:name="P16"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1fa6ca" officeooo:paragraph-rsid="001fa6ca" fo:hyphenate="false"/>
    </style:style>
    <style:style style:name="P17"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09081" officeooo:paragraph-rsid="00209081" fo:hyphenate="false"/>
    </style:style>
    <style:style style:name="P18"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33650" officeooo:paragraph-rsid="00233650" fo:hyphenate="false"/>
    </style:style>
    <style:style style:name="P19"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4b51a" officeooo:paragraph-rsid="0024b51a" fo:hyphenate="false"/>
    </style:style>
    <style:style style:name="P20"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54439" officeooo:paragraph-rsid="00254439" fo:hyphenate="false"/>
    </style:style>
    <style:style style:name="P21"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7875a" officeooo:paragraph-rsid="0027875a" fo:hyphenate="false"/>
    </style:style>
    <style:style style:name="P22"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8969b" officeooo:paragraph-rsid="0028969b" fo:hyphenate="false"/>
    </style:style>
    <style:style style:name="P23"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93703" officeooo:paragraph-rsid="00293703" fo:hyphenate="false"/>
    </style:style>
    <style:style style:name="P24"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b221f" officeooo:paragraph-rsid="002b221f" fo:hyphenate="false"/>
    </style:style>
    <style:style style:name="P25"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ca0c7" officeooo:paragraph-rsid="002ca0c7" fo:hyphenate="false"/>
    </style:style>
    <style:style style:name="P26"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rsid="002cc737" officeooo:paragraph-rsid="002cc737" fo:hyphenate="false"/>
    </style:style>
    <style:style style:name="P27" style:family="paragraph" style:parent-style-name="Standard">
      <style:paragraph-properties fo:margin-left="0.499cm" fo:margin-right="0cm" fo:margin-top="0.101cm" fo:margin-bottom="0.101cm" loext:contextual-spacing="false" fo:text-align="center" style:justify-single-word="false" fo:text-indent="-0.499cm" style:auto-text-indent="false" fo:break-before="page">
        <style:tab-stops/>
      </style:paragraph-properties>
      <style:text-properties fo:font-size="18pt" fo:font-weight="bold" style:font-size-asian="18pt" style:font-weight-asian="bold" style:font-size-complex="18pt" style:font-weight-complex="bold"/>
    </style:style>
    <style:style style:name="P28" style:family="paragraph" style:parent-style-name="Standard" style:master-page-name="">
      <loext:graphic-properties draw:fill="none"/>
      <style:paragraph-properties fo:margin-left="0.499cm" fo:margin-right="0cm" fo:margin-top="0.101cm" fo:margin-bottom="0.101cm" loext:contextual-spacing="false" fo:hyphenation-ladder-count="no-limit" fo:text-indent="-0.499cm" style:auto-text-indent="false" style:page-number="auto" fo:background-color="transparent"/>
      <style:text-properties fo:hyphenate="false"/>
    </style:style>
    <style:style style:name="P29" style:family="paragraph" style:parent-style-name="Standard">
      <style:paragraph-properties fo:margin-left="0.751cm" fo:margin-right="0cm" fo:margin-top="0.101cm" fo:margin-bottom="0.101cm" loext:contextual-spacing="false" fo:text-indent="-0.751cm" style:auto-text-indent="false">
        <style:tab-stops/>
      </style:paragraph-properties>
    </style:style>
    <style:style style:name="P30" style:family="paragraph" style:parent-style-name="Standard">
      <style:paragraph-properties fo:margin-left="1cm" fo:margin-right="0cm" fo:margin-top="0.101cm" fo:margin-bottom="0.101cm" loext:contextual-spacing="false" fo:text-indent="-1cm" style:auto-text-indent="false">
        <style:tab-stops/>
      </style:paragraph-properties>
    </style:style>
    <style:style style:name="P31" style:family="paragraph" style:parent-style-name="Standard">
      <style:paragraph-properties fo:margin-left="0.501cm" fo:margin-right="0cm" fo:margin-top="0.101cm" fo:margin-bottom="0.101cm" loext:contextual-spacing="false" fo:text-indent="-0.499cm" style:auto-text-indent="false">
        <style:tab-stops/>
      </style:paragraph-properties>
    </style:style>
    <style:style style:name="P32" style:family="paragraph" style:parent-style-name="Standard">
      <style:paragraph-properties fo:margin-left="0.501cm" fo:margin-right="0cm" fo:margin-top="0.101cm" fo:margin-bottom="0.101cm" loext:contextual-spacing="false" fo:text-indent="-0.499cm" style:auto-text-indent="false">
        <style:tab-stops/>
      </style:paragraph-properties>
      <style:text-properties officeooo:paragraph-rsid="00174d29"/>
    </style:style>
    <style:style style:name="P33" style:family="paragraph" style:parent-style-name="Normal">
      <style:paragraph-properties fo:break-before="page"/>
    </style:style>
    <style:style style:name="P34" style:family="paragraph" style:parent-style-name="Standard" style:master-page-name="MP0">
      <style:paragraph-properties fo:margin-top="0.101cm" fo:margin-bottom="0.101cm" loext:contextual-spacing="false" fo:text-align="center" style:justify-single-word="false" style:page-number="auto" fo:break-before="page"/>
      <style:text-properties style:font-name="Lucida Console" fo:font-size="24pt" style:font-size-asian="24pt" style:font-size-complex="24pt"/>
    </style:style>
    <style:style style:name="P35" style:family="paragraph" style:parent-style-name="Standard">
      <loext:graphic-properties draw:fill="none"/>
      <style:paragraph-properties fo:margin-left="0.499cm" fo:margin-right="0cm" fo:margin-top="0.101cm" fo:margin-bottom="0.101cm" loext:contextual-spacing="false" fo:hyphenation-ladder-count="no-limit" fo:text-indent="-0.499cm" style:auto-text-indent="false" fo:background-color="transparent"/>
      <style:text-properties officeooo:paragraph-rsid="002ccc04" fo:hyphenate="false"/>
    </style:style>
    <style:style style:name="P36" style:family="paragraph" style:parent-style-name="Standard">
      <loext:graphic-properties draw:fill="none"/>
      <style:paragraph-properties fo:margin-left="0.499cm" fo:margin-right="0cm" fo:margin-top="0.101cm" fo:margin-bottom="0.101cm" loext:contextual-spacing="false" fo:text-align="center" style:justify-single-word="false" fo:hyphenation-ladder-count="no-limit" fo:text-indent="-0.499cm" style:auto-text-indent="false" fo:break-before="page" fo:background-color="transparent"/>
      <style:text-properties fo:font-size="18pt" fo:font-weight="bold" officeooo:rsid="0034a761" officeooo:paragraph-rsid="0034a761" style:font-size-asian="18pt" style:font-weight-asian="bold" style:font-size-complex="18pt" style:font-weight-complex="bold" fo:hyphenate="false"/>
    </style:style>
    <style:style style:name="P37" style:family="paragraph" style:parent-style-name="Standard" style:master-page-name="">
      <loext:graphic-properties draw:fill="none"/>
      <style:paragraph-properties fo:margin-left="0cm" fo:margin-right="0cm" fo:margin-top="0.101cm" fo:margin-bottom="0.101cm" loext:contextual-spacing="false" fo:text-align="start" style:justify-single-word="false" fo:hyphenation-ladder-count="no-limit" fo:text-indent="0cm" style:auto-text-indent="false" style:page-number="auto" fo:background-color="transparent"/>
      <style:text-properties officeooo:rsid="0034a761" officeooo:paragraph-rsid="0034a761" fo:hyphenate="false"/>
    </style:style>
    <style:style style:name="P38" style:family="paragraph" style:parent-style-name="Standard" style:master-page-name="">
      <loext:graphic-properties draw:fill="none"/>
      <style:paragraph-properties fo:margin-left="0.499cm" fo:margin-right="0cm" fo:margin-top="0.101cm" fo:margin-bottom="0.101cm" loext:contextual-spacing="false" fo:text-align="start" style:justify-single-word="false" fo:hyphenation-ladder-count="no-limit" fo:text-indent="-0.499cm" style:auto-text-indent="false" style:page-number="auto" fo:background-color="transparent"/>
      <style:text-properties officeooo:rsid="0034a761" officeooo:paragraph-rsid="0034a761" fo:hyphenate="false"/>
    </style:style>
    <style:style style:name="P39" style:family="paragraph" style:parent-style-name="Standard">
      <loext:graphic-properties draw:fill="none"/>
      <style:paragraph-properties fo:margin-left="0.499cm" fo:margin-right="0cm" fo:margin-top="0.101cm" fo:margin-bottom="0.101cm" loext:contextual-spacing="false" fo:text-align="start" style:justify-single-word="false" fo:hyphenation-ladder-count="no-limit" fo:text-indent="-0.499cm" style:auto-text-indent="false" fo:background-color="transparent"/>
      <style:text-properties officeooo:rsid="0035cfc5" officeooo:paragraph-rsid="0035cfc5" fo:hyphenate="false"/>
    </style:style>
    <style:style style:name="P40" style:family="paragraph" style:parent-style-name="Standard">
      <loext:graphic-properties draw:fill="none"/>
      <style:paragraph-properties fo:margin-left="0.499cm" fo:margin-right="0cm" fo:margin-top="0.101cm" fo:margin-bottom="0.101cm" loext:contextual-spacing="false" fo:text-align="start" style:justify-single-word="false" fo:hyphenation-ladder-count="no-limit" fo:text-indent="-0.499cm" style:auto-text-indent="false" fo:background-color="transparent"/>
      <style:text-properties officeooo:rsid="00362b9c" officeooo:paragraph-rsid="00362b9c" fo:hyphenate="false"/>
    </style:style>
    <style:style style:name="T1" style:family="text">
      <style:text-properties fo:font-weight="bold" style:font-weight-asian="bold"/>
    </style:style>
    <style:style style:name="T2" style:family="text">
      <style:text-properties fo:font-weight="bold" style:font-weight-asian="bold" style:font-weight-complex="bold"/>
    </style:style>
    <style:style style:name="T3" style:family="text">
      <style:text-properties fo:font-weight="bold" officeooo:rsid="0013bc7a" style:font-weight-asian="bold" style:font-weight-complex="bold"/>
    </style:style>
    <style:style style:name="T4" style:family="text">
      <style:text-properties fo:font-weight="bold" officeooo:rsid="0018bb7a" style:font-weight-asian="bold" style:font-weight-complex="bold"/>
    </style:style>
    <style:style style:name="T5" style:family="text">
      <style:text-properties fo:font-weight="bold" officeooo:rsid="001c0907" style:font-weight-asian="bold" style:font-weight-complex="bold"/>
    </style:style>
    <style:style style:name="T6" style:family="text">
      <style:text-properties fo:font-weight="bold" officeooo:rsid="002ccc04" style:font-weight-asian="bold" style:font-weight-complex="bold"/>
    </style:style>
    <style:style style:name="T7" style:family="text">
      <style:text-properties fo:font-weight="bold" officeooo:rsid="00362b9c" style:font-weight-asian="bold" style:font-weight-complex="bold"/>
    </style:style>
    <style:style style:name="T8" style:family="text">
      <style:text-properties style:text-position="super 67%"/>
    </style:style>
    <style:style style:name="T9" style:family="text">
      <style:text-properties fo:font-size="18pt" fo:font-weight="bold" style:font-size-asian="18pt" style:font-weight-asian="bold" style:font-size-complex="18pt"/>
    </style:style>
    <style:style style:name="T10" style:family="text">
      <style:text-properties officeooo:rsid="001568a3"/>
    </style:style>
    <style:style style:name="T11" style:family="text">
      <style:text-properties officeooo:rsid="00187a3f"/>
    </style:style>
    <style:style style:name="T12" style:family="text">
      <style:text-properties officeooo:rsid="0018bb7a"/>
    </style:style>
    <style:style style:name="T13" style:family="text">
      <style:text-properties officeooo:rsid="001b12f6"/>
    </style:style>
    <style:style style:name="T14" style:family="text">
      <style:text-properties officeooo:rsid="001c0907"/>
    </style:style>
    <style:style style:name="T15" style:family="text">
      <style:text-properties officeooo:rsid="001dc62a"/>
    </style:style>
    <style:style style:name="T16" style:family="text">
      <style:text-properties officeooo:rsid="00209081"/>
    </style:style>
    <style:style style:name="T17" style:family="text">
      <style:text-properties officeooo:rsid="00224f1e"/>
    </style:style>
    <style:style style:name="T18" style:family="text">
      <style:text-properties fo:font-weight="normal" style:font-weight-asian="normal" style:font-weight-complex="normal"/>
    </style:style>
    <style:style style:name="T19" style:family="text">
      <style:text-properties officeooo:rsid="00254439"/>
    </style:style>
    <style:style style:name="T20" style:family="text">
      <style:text-properties officeooo:rsid="0027233a"/>
    </style:style>
    <style:style style:name="T21" style:family="text">
      <style:text-properties officeooo:rsid="0028969b"/>
    </style:style>
    <style:style style:name="T22" style:family="text">
      <style:text-properties officeooo:rsid="00293703"/>
    </style:style>
    <style:style style:name="T23" style:family="text">
      <style:text-properties officeooo:rsid="002ccc04"/>
    </style:style>
    <style:style style:name="T24" style:family="text">
      <style:text-properties officeooo:rsid="003141e3"/>
    </style:style>
    <style:style style:name="T25" style:family="text">
      <style:text-properties officeooo:rsid="0034a761"/>
    </style:style>
    <style:style style:name="T26" style:family="text">
      <style:text-properties officeooo:rsid="0035cfc5"/>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Drawing"/>
      </text:sequence-decls>
      <text:p text:style-name="P34">Magia Dostępna w Settingu</text:p>
      <text:p text:style-name="P4"/>
      <text:p text:style-name="P6">Zasady Magii w settingu</text:p>
      <text:p text:style-name="P9">Wybierając Arcane Background jako Edge wybierasz jeden rodzaj magii, w której się specjalizujesz. Zaklęcia innych rodzajów magii rzucasz z karą -2. Podany w nawiasach atrybut mówi, z jakim atrybutem powiązan<text:span text:style-name="T24">a</text:span> jest tw<text:span text:style-name="T24">oja</text:span> <text:span text:style-name="T24">umiejętność</text:span> Spellcasting.</text:p>
      <text:p text:style-name="P9"/>
      <text:p text:style-name="P9">Mana nie regeneruje się co godzinę. Zamiast tego godzinny odpoczynek (jakakolwiek aktywność nie wymagająca rzutów) regeneruje twoją manę do połowy maksymalnej wartości zaokrąglonej w górę. Długi odpoczynek (8h aktywności nie wymagającej rzutów) regeneruje rezerwy many do pełna. <text:span text:style-name="T25">Wszyscy magowie startują z 10 punktami many (lub ekwiwalentu) chyba że ich typ zaklęć mówi inaczej.</text:span></text:p>
      <text:p text:style-name="P5">Śpiewak (Spirit)</text:p>
      <text:p text:style-name="P3">By używać zaklęć Śpiewak potrzebuje być w stanie mówić. Jego zaklęcia zużywają manę co turę i co turę zwiększają swoją moc (mechanika <text:span text:style-name="Default_20_Paragraph_20_Font"><text:span text:style-name="T2">Eskalacji</text:span></text:span>). Jeśli Śpiewak dostanie status „<text:span text:style-name="Default_20_Paragraph_20_Font"><text:span text:style-name="T2">shaken</text:span></text:span>” musi rzucić <text:span text:style-name="Default_20_Paragraph_20_Font"><text:span text:style-name="T2">Spirit</text:span></text:span> na każde utrzymywane przez niego zaklęcie, fail oznacza iż zostało ono przerwane. Śpiewak może przerwać dowolne swoje zaklęcie w dowolnym momencie. Zaklęcia Śpiewaka używają Spirit jako swojego zasięgu działania (liczba pól równa rozmiarowi kości).</text:p>
      <text:p text:style-name="P11"><text:span text:style-name="Default_20_Paragraph_20_Font"><text:span text:style-name="T2">Song of Protection (Novice)</text:span></text:span><text:line-break/><text:span text:style-name="Default_20_Paragraph_20_Font"><text:span text:style-name="T2">Koszt</text:span></text:span>: <text:tab/>1 mana/tura<text:line-break/><text:span text:style-name="Default_20_Paragraph_20_Font"><text:span text:style-name="T2">Efekt</text:span></text:span>: <text:tab/><text:tab/>Na sukcesie cel dostaje: <text:line-break/><text:tab/><text:tab/><text:tab/>+2 do rzutów obronnych przeciwko magii <text:line-break/><text:tab/><text:tab/><text:tab/>+2 toughness przeciwko magii<text:line-break/><text:span text:style-name="Default_20_Paragraph_20_Font"><text:span text:style-name="T2">Eskalacja</text:span></text:span>: <text:tab/>Co turę zaklęcie obejmuje jeden dodatkowy cel, po trzech turach efekt zaklęcia <text:tab/><text:tab/><text:tab/><text:tab/>podwaja się.</text:p>
      <text:p text:style-name="P11"><text:span text:style-name="Default_20_Paragraph_20_Font"><text:span text:style-name="T2">Song of Rock (Novice)</text:span></text:span><text:line-break/><text:span text:style-name="Default_20_Paragraph_20_Font"><text:span text:style-name="T2">Koszt</text:span></text:span>: <text:tab/>1 mana/tura<text:line-break/><text:span text:style-name="Default_20_Paragraph_20_Font"><text:span text:style-name="T2">Efekt</text:span></text:span>: <text:tab/><text:tab/>Na sukcesie cel dostaje: <text:line-break/><text:tab/><text:tab/><text:tab/>+2 toughness (armour)<text:line-break/><text:span text:style-name="Default_20_Paragraph_20_Font"><text:span text:style-name="T2">Eskalacja</text:span></text:span>: <text:tab/>Co turę zaklęcie obejmuje jeden dodatkowy cel, po trzech turach efekt zaklęcia <text:tab/><text:tab/><text:tab/><text:tab/>podwaja się.</text:p>
      <text:p text:style-name="P11"><text:span text:style-name="Default_20_Paragraph_20_Font"><text:span text:style-name="T2">Inspiration (Novice)</text:span></text:span><text:line-break/><text:span text:style-name="Default_20_Paragraph_20_Font"><text:span text:style-name="T2">Koszt</text:span></text:span>:<text:tab/><text:tab/>1 mana/tura<text:line-break/><text:span text:style-name="Default_20_Paragraph_20_Font"><text:span text:style-name="T2">Efekt</text:span></text:span>:<text:tab/><text:tab/>Wybierz jeden atrybut lub skill, kostka wybranego traitu zwiększa się o 1 stopień <text:tab/><text:tab/><text:tab/>dla celu<text:line-break/><text:span text:style-name="Default_20_Paragraph_20_Font"><text:span text:style-name="T2">Eskalacja</text:span></text:span>:<text:tab/>Co turę zaklęcie obejmuje jeden dodatkowy cel, po trzech turach efekt zaklęcia <text:tab/><text:tab/><text:tab/><text:tab/>podwaja się.</text:p>
      <text:p text:style-name="P11"><text:span text:style-name="Default_20_Paragraph_20_Font"><text:span text:style-name="T2">Confusion (Novice)</text:span></text:span><text:line-break/><text:span text:style-name="Default_20_Paragraph_20_Font"><text:span text:style-name="T2">Koszt</text:span></text:span>:<text:tab/><text:tab/>1 mana/tura<text:line-break/><text:span text:style-name="Default_20_Paragraph_20_Font"><text:span text:style-name="T2">Efekt</text:span></text:span>:<text:tab/><text:tab/>Cel wykonuje rzut na smarts, na porażce otrzymuje statusy distracted i vulnerable<text:line-break/><text:span text:style-name="Default_20_Paragraph_20_Font"><text:span text:style-name="T2">Eskalacja</text:span></text:span>:<text:tab/>Co turę cel wykonuje rzut ponownie, od trzeciej tury dostaje karę do rzutu -2, od <text:tab/><text:tab/><text:tab/>piątej tury kara rośnie do -3</text:p>
      <text:p text:style-name="P11"><text:span text:style-name="Default_20_Paragraph_20_Font"><text:span text:style-name="T2">Drums of Pace (Seasoned)</text:span></text:span><text:line-break/><text:span text:style-name="Default_20_Paragraph_20_Font"><text:span text:style-name="T2">Koszt</text:span></text:span>:<text:tab/><text:tab/>2 mana/tura<text:line-break/><text:span text:style-name="Default_20_Paragraph_20_Font"><text:span text:style-name="T2">Efekt</text:span></text:span>:<text:tab/><text:tab/>Szybkość celu podwaja się lub zmniejsza o połowę (wybór rzucającego)<text:line-break/><text:span text:style-name="Default_20_Paragraph_20_Font"><text:span text:style-name="T2">Eskalacja</text:span></text:span>:<text:tab/>Co turę zaklęcie obejmuje jeden dodatkowy cel, po trzech turach przyspieszone <text:tab/><text:tab/><text:tab/><text:tab/>osoby ignorują trudny teren, a spowolnione muszą zużyć akcję by się ruszyć</text:p>
      <text:p text:style-name="P11"><text:span text:style-name="Default_20_Paragraph_20_Font"><text:span text:style-name="T2">Dispeling Chords (Seasoned)</text:span></text:span><text:line-break/><text:span text:style-name="Default_20_Paragraph_20_Font"><text:span text:style-name="T2">Koszt</text:span></text:span>:<text:tab/><text:tab/>2 mana/tura<text:line-break/><text:soft-page-break/><text:span text:style-name="Default_20_Paragraph_20_Font"><text:span text:style-name="T2">Efekt</text:span></text:span>:<text:tab/><text:tab/>Do przerwania tego zaklęcia wszystkie aktywne zaklęcia do poziomu Seasoned w <text:tab/><text:tab/><text:tab/>zasięgu przestają działać, dla zaklęć wyższego poziomu należy wykonać <text:tab/><text:tab/><text:tab/><text:tab/><text:tab/>przeciwny rzut na arcana<text:line-break/><text:span text:style-name="Default_20_Paragraph_20_Font"><text:span text:style-name="T2">Eskalacja</text:span></text:span>:<text:tab/>Po trzech turach pozostali magowie w zasięgu otrzymują karę -1 do rzucania <text:tab/><text:tab/><text:tab/><text:tab/>zaklęć, kara rośnie do -2 po pięciu turach i do -3 po siedmiu</text:p>
      <text:p text:style-name="P11"><text:span text:style-name="Default_20_Paragraph_20_Font"><text:span text:style-name="T2">Sagas of Warriors (Seasoned)</text:span></text:span><text:line-break/><text:span text:style-name="Default_20_Paragraph_20_Font"><text:span text:style-name="T2">Koszt</text:span></text:span>:<text:tab/><text:tab/>2 mana/tura<text:line-break/><text:span text:style-name="Default_20_Paragraph_20_Font"><text:span text:style-name="T2">Efekt</text:span></text:span>:<text:tab/><text:tab/>Do przerwania tego zaklęcia cel otrzymuje wybrany przez rzucającego combat <text:tab/><text:tab/><text:tab/><text:tab/>edge, ten edge musi być na poziomie nie wyższym niż rzucający. Rzucający ani <text:tab/><text:tab/><text:tab/><text:tab/>cel nie muszą spełniać wymagań do tego edge<text:line-break/><text:span text:style-name="Default_20_Paragraph_20_Font"><text:span text:style-name="T2">Eskalacja</text:span></text:span>:<text:tab/>Co trzy tury cel otrzymuje kolejny combat edge</text:p>
      <text:p text:style-name="P27">Kryształowy Mag (Spirit)</text:p>
      <text:p text:style-name="P3">Zaklęcia kryształowych magów polegają na krystalizacji wszechobecnej energii magicznej. Wszystkie ich twory zaczynają sublimować po godzinie istnienia. Kryształowe obiekty mają twardość 10. Kryształowi magowie mogą eksplodować swoje twory, kosztuje to 1 punkt many i zadaje 2D6 obrażeń w średnich rozmiarów AoE (7 pól) dookoła detonowanego obiektu. Magia kryształu używa Spirit jako swojego zasięgu działania (liczba pól równa rozmiarowi kości).</text:p>
      <text:p text:style-name="P11"/>
      <text:p text:style-name="P11"><text:span text:style-name="Default_20_Paragraph_20_Font"><text:span text:style-name="T2">Create Medium Object (Novice)</text:span></text:span><text:line-break/><text:span text:style-name="Default_20_Paragraph_20_Font"><text:span text:style-name="T2">Koszt</text:span></text:span>:<text:tab/>1 mana<text:line-break/><text:span text:style-name="Default_20_Paragraph_20_Font"><text:span text:style-name="T2">Efekt</text:span></text:span>:<text:tab/>Mag tworzy obiekt zużywający nie więcej niż 1m<text:span text:style-name="Default_20_Paragraph_20_Font"><text:span text:style-name="T8">3</text:span></text:span> materiału, może to być <text:tab/><text:tab/><text:tab/><text:tab/>np.: broń biała, zbroja, przedmiot codziennego użytku, mebel</text:p>
      <text:p text:style-name="P11"><text:span text:style-name="Default_20_Paragraph_20_Font"><text:span text:style-name="T2">Crystal Spear (Novice)</text:span></text:span><text:line-break/><text:span text:style-name="Default_20_Paragraph_20_Font"><text:span text:style-name="T2">Koszt</text:span></text:span>:<text:tab/>2 mana<text:line-break/><text:span text:style-name="Default_20_Paragraph_20_Font"><text:span text:style-name="T2">Efekt</text:span></text:span>:<text:tab/>Mag wystrzeliwuje kryształowy pocisk w prostej linii od niego. Wszyscy na linii <text:tab/><text:tab/><text:tab/>wykonują agility rzut przeciwko jego spellcasting w kolejności od osoby <text:tab/><text:tab/><text:tab/><text:tab/><text:tab/>najbliżej, pierwsza osoba która nie zda zostaje trafiona za 2D6 obrażeń i włócznia <text:tab/><text:tab/><text:tab/>pozostaje wbita w niego. Jeśli włócznia nie trafi nikogo, wbija się w pierwszą <text:tab/><text:tab/><text:tab/><text:tab/>przeszkodę na swojej drodze lub na końcu swojego zasięgu</text:p>
      <text:p text:style-name="P11"><text:span text:style-name="Default_20_Paragraph_20_Font"><text:span text:style-name="T2">Deflective Shards (Novice)</text:span></text:span><text:line-break/><text:span text:style-name="Default_20_Paragraph_20_Font"><text:span text:style-name="T2">Koszt</text:span></text:span>:<text:tab/>3 mana<text:line-break/><text:span text:style-name="Default_20_Paragraph_20_Font"><text:span text:style-name="T2">Efekt</text:span></text:span>:<text:tab/>Mag otacza się odłamkami kryształu, potencjalnie przyjmującymi na siebie <text:tab/><text:tab/><text:tab/><text:tab/>pociski wroga. Atakujący go za pomocą Shooting dostają -2 do swojego rzutu (-4 <text:tab/><text:tab/><text:tab/>przy przebiciu na rzuceniu zaklęcia). Eksplodowanie tego zaklęcia nie rani maga.</text:p>
      <text:p text:style-name="P11"><text:span text:style-name="Default_20_Paragraph_20_Font"><text:span text:style-name="T2">Glowing Crystal (Novice)</text:span></text:span><text:line-break/><text:span text:style-name="Default_20_Paragraph_20_Font"><text:span text:style-name="T2">Koszt</text:span></text:span>: 1 mana<text:line-break/><text:span text:style-name="Default_20_Paragraph_20_Font"><text:span text:style-name="T2">Efekt</text:span></text:span>:<text:tab/>Mały świecący kryształ daje światło na poziomie dziennym w zasięgu równym <text:tab/><text:tab/><text:tab/><text:tab/>zasięgowi zaklęć maga, może się także oddalić od maga na połowę tego zasięgu. <text:tab/><text:tab/><text:tab/>Eksplodowanie tego zaklęcia nie rani, lecz oślepia na jedną turę.</text:p>
      <text:p text:style-name="P11"><text:span text:style-name="Default_20_Paragraph_20_Font"><text:span text:style-name="T2">Create Large Object (Seasoned)</text:span></text:span><text:line-break/><text:span text:style-name="Default_20_Paragraph_20_Font"><text:span text:style-name="T2">Koszt</text:span></text:span>:<text:tab/>2 mana<text:line-break/><text:span text:style-name="Default_20_Paragraph_20_Font"><text:span text:style-name="T2">Efekt</text:span></text:span>:<text:tab/>Mag tworzy obiekt zużywający nie więcej niż 10m<text:span text:style-name="Default_20_Paragraph_20_Font"><text:span text:style-name="T8">3</text:span></text:span> materiału, może to być <text:tab/><text:tab/><text:tab/><text:tab/>np.: ściana, łódka, dach, wielka kula, itp. Obiekt zajmuje na polu walki miejsce o <text:tab/><text:tab/><text:tab/>średnicy 5 stóp. Mag może stworzyć dodatkowe kopie tego obiektu w ramach <text:tab/><text:tab/><text:tab/><text:tab/>tego samego zaklęcia, płacąc za każdą z nich kolejne 2 many.</text:p>
      <text:p text:style-name="P11"><text:span text:style-name="Default_20_Paragraph_20_Font"><text:span text:style-name="T2">Telekineza (Seasoned)</text:span></text:span><text:line-break/><text:span text:style-name="Default_20_Paragraph_20_Font"><text:span text:style-name="T2">Koszt</text:span></text:span>:<text:tab/>5 mana<text:line-break/><text:span text:style-name="Default_20_Paragraph_20_Font"><text:span text:style-name="T2">Efekt</text:span></text:span>:<text:tab/>Mag może poruszać zdalnie dowolnym obiektem w swoim zasięgu, używając do <text:tab/><text:tab/><text:tab/>tego siły D10 (siła D12 i podwojony zasięg na przebiciu). Żywe istoty mogą <text:tab/><text:tab/><text:tab/><text:tab/>bronić się za pomocą Spirit. Używanie narzędzi lub broni w ten sposób nadal <text:tab/><text:tab/><text:tab/><text:tab/>wymaga rzutu na związaną z nimi umiejętność.</text:p>
      <text:p text:style-name="P11"><text:span text:style-name="Default_20_Paragraph_20_Font"><text:span text:style-name="T2">Crystal Cage (Seasoned)</text:span></text:span><text:line-break/><text:span text:style-name="Default_20_Paragraph_20_Font"><text:span text:style-name="T2">Koszt</text:span></text:span>:<text:tab/>2/4/7 mana<text:line-break/><text:span text:style-name="Default_20_Paragraph_20_Font"><text:span text:style-name="T2">Efekt</text:span></text:span>:<text:tab/>Mag tworzy kryształowe więzienie o rozmiarze zależnym od wydanej many <text:tab/><text:tab/><text:tab/><text:tab/>(jeden cel za 2 many, średnie AoE za 4 i duże AoE za 7), osoby uwięzione nie <text:tab/><text:tab/><text:tab/><text:tab/>mogą wyjść dopóki nie rozbiją kryształu. Mag może wybrać czy więzienie ma <text:tab/><text:tab/><text:tab/><text:tab/>kraty czy jest z jednolitego kryształu, a także czy kryształ jest przejrzysty czy nie <text:tab/><text:tab/><text:tab/>przepuszcza światła. Zależnie od jego wyborów uwięzione osoby otrzymują <text:tab/><text:tab/><text:tab/><text:tab/>następujące statusy: entangled, bound, blind. Eksplodowanie więzienia rani <text:tab/><text:tab/><text:tab/><text:tab/>wszystkich wewnątrz.</text:p>
      <text:p text:style-name="P11"><text:soft-page-break/><text:span text:style-name="Default_20_Paragraph_20_Font"><text:span text:style-name="T2">Create Small Object (Veteran)</text:span></text:span><text:line-break/><text:span text:style-name="Default_20_Paragraph_20_Font"><text:span text:style-name="T2">Koszt</text:span></text:span>:<text:tab/>3 many<text:line-break/><text:span text:style-name="Default_20_Paragraph_20_Font"><text:span text:style-name="T2">Efekt</text:span></text:span>:<text:tab/>Mag tworzy mały obiekt mieszczący się w jego dłoni. Przy przebiciu mag może <text:tab/><text:tab/><text:tab/><text:tab/>stworzyć klucz do zamku, jeśli jest w stanie go dotknąć.</text:p>
      <text:p text:style-name="P11"><text:span text:style-name="Default_20_Paragraph_20_Font"><text:span text:style-name="T2">Crystal Golem (Veteran)</text:span></text:span><text:line-break/><text:span text:style-name="Default_20_Paragraph_20_Font"><text:span text:style-name="T2">Koszt</text:span></text:span>:<text:tab/>8 mana<text:line-break/><text:span text:style-name="Default_20_Paragraph_20_Font"><text:span text:style-name="T2">Efekt</text:span></text:span>:<text:tab/>Tworzy potężnego kryształowego golema wykonującego rozkazy maga (golem <text:tab/><text:tab/><text:tab/><text:tab/>używa statystyk sentinela)</text:p>
      <text:p text:style-name="P11"><text:span text:style-name="Default_20_Paragraph_20_Font"><text:span text:style-name="T2">Flying Saucer (Heroic)</text:span></text:span><text:line-break/><text:span text:style-name="Default_20_Paragraph_20_Font"><text:span text:style-name="T2">Koszt</text:span></text:span>:<text:tab/>3 mana/turę<text:line-break/><text:span text:style-name="Default_20_Paragraph_20_Font"><text:span text:style-name="T2">Efekt</text:span></text:span>:<text:tab/>Tworzy kryształowy spodek o rozmiarze dużego AoE. Spodek ma siłę D12+6 <text:tab/><text:tab/><text:tab/><text:tab/>(D12+12 na przebiciu) i może latać z szybkością 12 (24 na przebiciu) zabierając <text:tab/><text:tab/><text:tab/><text:tab/>ze sobą wszystko, co na nim umieszczono</text:p>
      <text:p text:style-name="P11"><text:span text:style-name="Default_20_Paragraph_20_Font"><text:span text:style-name="T2">Instant Castle (Legendary)</text:span></text:span><text:line-break/><text:span text:style-name="Default_20_Paragraph_20_Font"><text:span text:style-name="T2">Koszt</text:span></text:span>:<text:tab/>15 mana<text:line-break/><text:span text:style-name="Default_20_Paragraph_20_Font"><text:span text:style-name="T2">Efekt</text:span></text:span>:<text:tab/>Tworzy nieduży fort obronny o architekturze i wystroju wybranych przez maga, <text:tab/><text:tab/><text:tab/><text:tab/>wykonanych w zupełności z kryształu. Tego zaklęcia nie można zdetonować, <text:tab/><text:tab/><text:tab/><text:tab/>zamiast tego za 3 punkty many można przedłużyć jego istnienie o kolejną godzinę <text:tab/><text:tab/><text:tab/>w dowolnej chwili. Za dodatkowe 5 punktów many twardość kryształu zostaje <text:tab/><text:tab/><text:tab/><text:tab/>podwojona. Za dodatkowe 7 punktów many wnętrze zamku jest wyłączone z <text:tab/><text:tab/><text:tab/><text:tab/>efektów zaklęć AoE rzuconych z zewnątrz dopóki nie zostaną zniszczone mury.</text:p>
      <text:p text:style-name="P4"/>
      <text:p text:style-name="P8"/>
      <text:p text:style-name="P2">Mag Wiatru (Spirit)</text:p>
      <text:p text:style-name="P3">Magowie wiatru pracują bezpośrednio na energii magicznej w powietrzu, mieszając ją z własną i zamieniając w coś innego. Magowie wiatru mogą zapłacić dodatkowy punkt many by zamiast efektu sukcesu uzyskać efekt przebicia w ich zaklęciach a także mogą wybrać żywioł swojego zaklęcia. Zasięg zaklęć magów wiatru jest równy ich kości Spirit.</text:p>
      <text:p text:style-name="P11">Żywioły i ich domyślne efekty na przebiciu:<text:line-break/><text:span text:style-name="Default_20_Paragraph_20_Font"><text:span text:style-name="T2">Ogień</text:span></text:span>:<text:tab/><text:tab/>dodatkowe 1D4 obrażeń<text:line-break/><text:span text:style-name="Default_20_Paragraph_20_Font"><text:span text:style-name="T2">Woda</text:span></text:span>:<text:tab/><text:tab/>cel traci połowę szybkości do końca tury<text:line-break/><text:span text:style-name="Default_20_Paragraph_20_Font"><text:span text:style-name="T2">Ziemia</text:span></text:span>:<text:tab/>cel traci 2 punkt zbroi (jeśli ma zbroję) do końca tury<text:line-break/><text:span text:style-name="Default_20_Paragraph_20_Font"><text:span text:style-name="T2">Powietrze</text:span></text:span>:<text:tab/>odpycha cel o 3 pola<text:line-break/><text:span text:style-name="Default_20_Paragraph_20_Font"><text:span text:style-name="T2">Piorun</text:span></text:span>:<text:tab/>dodatkowe obrażenia równe zbroi celu</text:p>
      <text:p text:style-name="P11"><text:span text:style-name="Default_20_Paragraph_20_Font"><text:span text:style-name="T2">Chaos Bolt (Novice)</text:span></text:span><text:line-break/><text:span text:style-name="Default_20_Paragraph_20_Font"><text:span text:style-name="T2">Koszt</text:span></text:span>: <text:tab/>1 mana<text:line-break/><text:span text:style-name="Default_20_Paragraph_20_Font"><text:span text:style-name="T2">Efekt</text:span></text:span>:<text:tab/><text:tab/>Mag trafia przeciwnika pociskiem zadającym 2D6 obrażeń<text:line-break/><text:span text:style-name="Default_20_Paragraph_20_Font"><text:span text:style-name="T2">Przebicie</text:span></text:span>: <text:tab/>Efekt żywiołu</text:p>
      <text:p text:style-name="P11"><text:span text:style-name="Default_20_Paragraph_20_Font"><text:span text:style-name="T2">Elemental Breath (Novice)</text:span></text:span><text:line-break/><text:span text:style-name="Default_20_Paragraph_20_Font"><text:span text:style-name="T2">Koszt</text:span></text:span>:<text:tab/><text:tab/>2 mana<text:line-break/><text:span text:style-name="Default_20_Paragraph_20_Font"><text:span text:style-name="T2">Efekt</text:span></text:span>:<text:tab/><text:tab/>Strumień energii w kształcie stożka AoE. Każda osoba w AoE rzuca na Agility <text:tab/><text:tab/><text:tab/><text:tab/>przeciwko rzutowi na zaklęcie. Przy porażce obrywa za 2D6.<text:line-break/><text:span text:style-name="Default_20_Paragraph_20_Font"><text:span text:style-name="T2">Przebicie</text:span></text:span>:<text:tab/>Efekt żywiołu</text:p>
      <text:p text:style-name="P11"><text:span text:style-name="Default_20_Paragraph_20_Font"><text:span text:style-name="T2">Plasma Light (Novice)</text:span></text:span><text:line-break/><text:span text:style-name="Default_20_Paragraph_20_Font"><text:span text:style-name="T2">Koszt</text:span></text:span>:<text:tab/><text:tab/>1 mana<text:line-break/><text:span text:style-name="Default_20_Paragraph_20_Font"><text:span text:style-name="T2">Efekt</text:span></text:span>:<text:tab/><text:tab/>Świecąca kulka plazmy daje światło na poziomie dziennym w zasięgu równym <text:tab/><text:tab/><text:tab/><text:tab/>zasięgowi zaklęć maga, może się także oddalić od maga na połowę tego zasięgu.<text:line-break/><text:span text:style-name="Default_20_Paragraph_20_Font"><text:span text:style-name="T2">Przebicie</text:span></text:span>:<text:tab/>brak</text:p>
      <text:p text:style-name="P11"><text:span text:style-name="Default_20_Paragraph_20_Font"><text:span text:style-name="T2">Elemental Weapon (Novice)</text:span></text:span><text:line-break/><text:span text:style-name="Default_20_Paragraph_20_Font"><text:span text:style-name="T2">Koszt</text:span></text:span>:<text:tab/><text:tab/>2 mana<text:line-break/><text:span text:style-name="Default_20_Paragraph_20_Font"><text:span text:style-name="T2">Efekt</text:span></text:span>:<text:tab/><text:tab/>Wybrana broń dostaje +2 obrażeń i jest liczona jako magiczna broń przez 5 tur<text:line-break/><text:span text:style-name="Default_20_Paragraph_20_Font"><text:span text:style-name="T2">Przebicie</text:span></text:span>:<text:tab/>Bonus rośnie do +4 lub ataki bronią zyskują efekt żywiołu (rzucający wybiera)</text:p>
      <text:p text:style-name="P11"><text:span text:style-name="Default_20_Paragraph_20_Font"><text:span text:style-name="T2">Elemental Grenade (Seasoned)</text:span></text:span><text:line-break/><text:span text:style-name="Default_20_Paragraph_20_Font"><text:span text:style-name="T2">Koszt</text:span></text:span>:<text:tab/><text:tab/>3 mana<text:line-break/><text:span text:style-name="Default_20_Paragraph_20_Font"><text:span text:style-name="T2">Efekt</text:span></text:span>:<text:tab/><text:tab/>Strumień energii w kształcie średniego AoE. Każda osoba w AoE rzuca na Agility <text:tab/><text:tab/><text:tab/>przeciwko rzutowi na zaklęcie. Przy porażce obrywa za 2D6.<text:line-break/><text:span text:style-name="Default_20_Paragraph_20_Font"><text:span text:style-name="T2">Przebicie</text:span></text:span>:<text:tab/>Efekt żywiołu</text:p>
      <text:p text:style-name="P11"><text:span text:style-name="Default_20_Paragraph_20_Font"><text:span text:style-name="T2">Elemental Cloak (Seasoned)</text:span></text:span><text:line-break/><text:span text:style-name="Default_20_Paragraph_20_Font"><text:span text:style-name="T2">Koszt</text:span></text:span>:<text:tab/><text:tab/>4 mana<text:line-break/><text:span text:style-name="Default_20_Paragraph_20_Font"><text:span text:style-name="T2">Efekt</text:span></text:span>:<text:tab/><text:tab/>przez pięć tur każdy kto kończy swoją turę obok maga, natychmiast obrywa 2D4 <text:tab/><text:tab/><text:tab/>obrażeń<text:line-break/><text:span text:style-name="Default_20_Paragraph_20_Font"><text:span text:style-name="T2">Przebicie</text:span></text:span>:<text:tab/>Efekt żywiołu</text:p>
      <text:p text:style-name="P11"><text:span text:style-name="Default_20_Paragraph_20_Font"><text:span text:style-name="T2">Anti-Magic Zone (Seasoned)</text:span></text:span><text:line-break/><text:span text:style-name="Default_20_Paragraph_20_Font"><text:span text:style-name="T2">Koszt</text:span></text:span>:<text:tab/><text:tab/>5 mana<text:line-break/><text:span text:style-name="Default_20_Paragraph_20_Font"><text:span text:style-name="T2">Efekt</text:span></text:span>:<text:tab/><text:tab/>energia magiczna zupełnie opuszcza teren w dużym AoE, trudnością rzucenia <text:tab/><text:tab/><text:tab/><text:tab/>zaklęcia w nim jest wynik rzutu na to zaklęcie, efekt trwa pięć tur<text:line-break/><text:span text:style-name="Default_20_Paragraph_20_Font"><text:span text:style-name="T2">Przebicie</text:span></text:span>:<text:tab/>efekt nie afektuje maga, który rzucił to zaklęcie</text:p>
      <text:p text:style-name="P11"><text:span text:style-name="Default_20_Paragraph_20_Font"><text:span text:style-name="T2"/></text:span></text:p>
      <text:p text:style-name="P11"><text:span text:style-name="Default_20_Paragraph_20_Font"><text:span text:style-name="T2"/></text:span></text:p>
      <text:p text:style-name="P11"><text:span text:style-name="Default_20_Paragraph_20_Font"><text:span text:style-name="T2"/></text:span></text:p>
      <text:p text:style-name="P11"><text:span text:style-name="Default_20_Paragraph_20_Font"><text:span text:style-name="T2"/></text:span></text:p>
      <text:p text:style-name="P11"><text:soft-page-break/><text:span text:style-name="Default_20_Paragraph_20_Font"><text:span text:style-name="T2">Mana Steal </text:span></text:span><text:span text:style-name="Default_20_Paragraph_20_Font"><text:span text:style-name="T3">(</text:span></text:span><text:span text:style-name="Default_20_Paragraph_20_Font"><text:span text:style-name="T2">Veteran)</text:span></text:span><text:line-break/><text:span text:style-name="Default_20_Paragraph_20_Font"><text:span text:style-name="T2">Koszt</text:span></text:span>:<text:tab/><text:tab/>2 mana<text:line-break/><text:span text:style-name="Default_20_Paragraph_20_Font"><text:span text:style-name="T2">Efekt</text:span></text:span>:<text:tab/><text:tab/>cel tego zaklęcia traci 1k6 punktów many, które zostają przekazane rzucającemu. <text:tab/><text:tab/><text:tab/>Nie można w ten sposób ukraść więcej many niż cel posiada, ale rzucający może <text:tab/><text:tab/><text:tab/>w ten sposób przekroczyć swoją maksymalną ilość many. Cel może próbować się <text:tab/><text:tab/><text:tab/>bronić za pomocą Spirit. Jeśli cel też jest magiem wiatru, może bronić się za <text:tab/><text:tab/><text:tab/><text:tab/>pomocą Spellcasting<text:line-break/><text:span text:style-name="Default_20_Paragraph_20_Font"><text:span text:style-name="T2">Przebicie</text:span></text:span>:<text:tab/>cel traci 1k8 punktów many</text:p>
      <text:p text:style-name="P11"><text:span text:style-name="Default_20_Paragraph_20_Font"><text:span text:style-name="T2">One With Elements (Veteran)</text:span></text:span><text:line-break/><text:span text:style-name="Default_20_Paragraph_20_Font"><text:span text:style-name="T2">Koszt</text:span></text:span>:<text:tab/><text:tab/><text:tab/>5 mana<text:line-break/><text:span text:style-name="Default_20_Paragraph_20_Font"><text:span text:style-name="T2">Efekt</text:span></text:span>:<text:tab/><text:tab/><text:tab/>Mana zestraja ciało maga z jednym żywiołem dając efekt zależny od <text:tab/><text:tab/><text:tab/><text:tab/><text:tab/>wybranego żywiołu. Efekt trwa 5 tur<text:line-break/><text:span text:style-name="Default_20_Paragraph_20_Font"><text:span text:style-name="T2">Efekt (Ogień):</text:span></text:span><text:tab/>mag zyskuje odporność na trucizny i widzenie w ciemności<text:line-break/><text:span text:style-name="Default_20_Paragraph_20_Font"><text:span text:style-name="T2">Efekt (Woda):</text:span></text:span><text:tab/>mag oddycha pod wodą i automatyczny sukces na pływaniu<text:line-break/><text:span text:style-name="Default_20_Paragraph_20_Font"><text:span text:style-name="T2">Efekt (Ziemia):</text:span></text:span><text:tab/>mag może przechodzić przez ściany<text:line-break/><text:span text:style-name="Default_20_Paragraph_20_Font"><text:span text:style-name="T2">Efekt (Powietrze):<text:tab/></text:span></text:span>mag może latać z szybkością 12<text:line-break/><text:span text:style-name="Default_20_Paragraph_20_Font"><text:span text:style-name="T2">Efekt (Piorun):</text:span></text:span><text:tab/>szybkość maga się podwaja i nie działają na niego efekty spowalniające<text:line-break/><text:span text:style-name="Default_20_Paragraph_20_Font"><text:span text:style-name="T2">Przebicie:</text:span></text:span><text:tab/><text:tab/>efekt trwa 10 tur lub działa na dwie dodatkowe osoby</text:p>
      <text:p text:style-name="P11"><text:span text:style-name="Default_20_Paragraph_20_Font"><text:span text:style-name="T2">Two Elements Fury (Heroic)</text:span></text:span><text:line-break/><text:span text:style-name="Default_20_Paragraph_20_Font"><text:span text:style-name="T2">Koszt</text:span></text:span>:<text:tab/><text:tab/>4 mana<text:line-break/><text:span text:style-name="Default_20_Paragraph_20_Font"><text:span text:style-name="T2">Efekt</text:span></text:span>:<text:tab/><text:tab/>W ramach tej samej akcji rzuć dwa zaklęcia magii wiatru w cenie jednego (nadal <text:tab/><text:tab/><text:tab/>musisz wydać na nie manę), każde z nich musi być innego żywiołu. Jeśli uzyskasz <text:tab/><text:tab/><text:tab/>przebicie na którykolwiek z nich, efekt przebicia uzyskasz na obu. Jeśli przebicie <text:tab/><text:tab/><text:tab/>uzyskasz na obu, każdy z efektów przebicia uruchomi się dwukrotnie.</text:p>
      <text:p text:style-name="P11"><text:span text:style-name="Default_20_Paragraph_20_Font"><text:span text:style-name="T2">Cataclysm (Legendary)</text:span></text:span><text:line-break/><text:span text:style-name="Default_20_Paragraph_20_Font"><text:span text:style-name="T2">Koszt</text:span></text:span>:<text:tab/><text:tab/>Cała mana, nie może być rzucone z mniej niż 10 many<text:line-break/><text:span text:style-name="Default_20_Paragraph_20_Font"><text:span text:style-name="T2">Efekt</text:span></text:span>:<text:tab/><text:tab/>Kataklizm następuje na terenie odpowiadającym kręgowi o maksymalnym <text:tab/><text:tab/><text:tab/><text:tab/>promieniu jednego kilometra, minimalnym promieniu 250 metrów przynajmniej <text:tab/><text:tab/><text:tab/><text:tab/>jedna dziesiąta tego terenu musi być w zasięgu wzroku rzucającego. Kataklizm <text:tab/><text:tab/><text:tab/><text:tab/>zależy od wybranego żywiołu. Po zakończeniu kataklizmu jego teren podlega <text:tab/><text:tab/><text:tab/><text:tab/>efektom zaklęcia Anti-Magic Zone o wyniku 7 przez trzy dni<text:line-break/><text:span text:style-name="Default_20_Paragraph_20_Font"><text:span text:style-name="T2">Ogień</text:span></text:span>:<text:tab/><text:tab/>Cały teren staje w eksplodujących płomieniach. Istoty i obiekty otrzymują 3D12 <text:tab/><text:tab/><text:tab/><text:tab/>obrażeń co turę przez cztery godziny<text:line-break/><text:span text:style-name="Default_20_Paragraph_20_Font"><text:span text:style-name="T2">Woda</text:span></text:span>:<text:tab/><text:tab/>Cały teren zostaje zamrożony. Istoty i obiekty otrzymują 7D12 obrażeń <text:tab/><text:tab/><text:tab/><text:tab/><text:tab/>natychmiast a następnie są uwięzione w ludzie o twardości 7 na siedem dni<text:line-break/><text:span text:style-name="Default_20_Paragraph_20_Font"><text:span text:style-name="T2">Ziemia</text:span></text:span>:<text:tab/>Trzęsienie ziemi niszczy wszystkie budynki na terenie. Istoty i obiekty wewnątrz <text:tab/><text:tab/><text:tab/>otrzymują 6D12 obrażeń, na zewnątrz 6D4 obrażeń<text:line-break/><text:span text:style-name="Default_20_Paragraph_20_Font"><text:span text:style-name="T2">Powietrze</text:span></text:span>:<text:tab/>Powietrze na terenie staje się toksyczne i żrące na trzy dni. Każda żywa istota, <text:tab/><text:tab/><text:tab/><text:tab/>która musi oddychać, obrywa 6D4 obrażeń za każdą godzinę przebywania na <text:tab/><text:tab/><text:tab/><text:tab/>terenie. Obiekty obrywają 2D4 obrażeń dziennie. <text:line-break/><text:span text:style-name="Default_20_Paragraph_20_Font"><text:span text:style-name="T2">Piorun</text:span></text:span>:<text:tab/>Najwyższy obiekt lub istota na terenie zostaje natychmiast zniszczony, następnie <text:tab/><text:tab/><text:tab/>efekt powtarza się codziennie o tej samej porze przez trzynaście dni.<text:line-break/><text:span text:style-name="Default_20_Paragraph_20_Font"><text:span text:style-name="T2">Two Elements Cataclysm</text:span></text:span>: jeżeli zaklęcie to zostało rzucone dwukrotnie jako część Two <text:tab/><text:tab/><text:tab/><text:tab/><text:tab/>Elements Fury, teren zamienia się w kulę o tym samym promieniu. Efekt zaklęcia <text:tab/><text:tab/><text:tab/>zastępuje następujący: wszystko w kuli rozsypuje się w proch.</text:p>
      <text:p text:style-name="P2">Mag Przywołań (Smarts)</text:p>
      <text:p text:style-name="P3">Magowie przywołań wzywają na pomoc istoty z różnych stron świata. Są w stanie przywołać zarówno użytkowe stworzenia jak i bojowe bestie. Mag przywołania odzyskuje zużytą na przyzwanie istoty manę, jeżeli odwoła ją osobiście. <text:span text:style-name="T15">Mana zajęta przez przyzwaną istotę nie może zostać zregenerowania dopóki istota nie zostanie odesłana.</text:span> Każdy mag przywołania zaczyna z zaklęciem <text:span text:style-name="Default_20_Paragraph_20_Font"><text:span text:style-name="T1">Banishment</text:span></text:span> za darmo.</text:p>
      <text:p text:style-name="P28"/>
      <text:p text:style-name="P13"><text:span text:style-name="T2">Banishment (Novice)</text:span><text:line-break/><text:span text:style-name="T2">Koszt</text:span>:<text:tab/><text:tab/>1 mana<text:line-break/><text:span text:style-name="T2">Efekt</text:span>:<text:tab/><text:tab/>Przywołana istota wraca tam, skąd przybyła. Jeśli nie jest to twoja istota, jej właściciel <text:tab/><text:tab/><text:tab/>może próbować oprzeć ci się swoim rzutem na Spellcasting</text:p>
      <text:p text:style-name="P12"><text:span text:style-name="T2">Pack Mule (Novice)</text:span><text:line-break/><text:span text:style-name="T4">Koszt</text:span>:<text:tab/><text:tab/>3 mana<text:line-break/><text:span text:style-name="T4">Efekt</text:span><text:span text:style-name="T12">:<text:tab/><text:tab/>Przywołujesz silną lecz dość głupią bestię, w pełni wyposażoną do powolnego noszenia <text:tab/><text:tab/><text:tab/>ciężarów lecz niezbyt dobrą do szybkiej jazdy. Ma ona szybkość 8, możesz wybrać czy <text:tab/><text:tab/><text:tab/>porusza się pieszo, pływa czy lata. Ma siłę D12+5</text:span></text:p>
      <text:p text:style-name="P14"><text:span text:style-name="T2">Search/Scout (Novice)</text:span><text:line-break/><text:span text:style-name="T2">Koszt</text:span>:<text:tab/><text:tab/>3 mana<text:line-break/><text:span text:style-name="T2">Efekt</text:span>:<text:tab/><text:tab/><text:span text:style-name="T13">Przywołujesz nieduże stworzenie pokroju psa lub sokoła. Przywołując je opisz obiekt lub <text:tab/><text:tab/>osobę którego ma szukać. Na sukcesie stworzenie znajduje najbardziej podobny do opisu <text:tab/><text:tab/>cel w okolicy i przynosi go lub prowadzi cię do niego, na przebiciu znajduje dokładnie to <text:tab/><text:tab/>czego szukasz</text:span></text:p>
      <text:p text:style-name="P15"><text:span text:style-name="T2">Messenger (Novice)</text:span><text:line-break/><text:span text:style-name="T2">Koszt</text:span>:<text:tab/><text:tab/>3 mana<text:line-break/><text:span text:style-name="T2">Efekt</text:span>:<text:tab/><text:tab/>Przywołujesz nieduże latające stworzenie zdolne ponieść niewielki kawałek papieru do <text:tab/><text:tab/><text:tab/>osoby, którą przynajmniej raz już spotkałeś. Na przebiciu stworzenie poczeka nawet na <text:tab/><text:tab/><text:tab/>odpowiedź</text:p>
      <text:p text:style-name="P15"><text:span text:style-name="T2">Battle Beast </text:span><text:span text:style-name="T5">(Novice)</text:span><text:span text:style-name="T14"><text:line-break/></text:span><text:span text:style-name="T5">Koszt</text:span><text:span text:style-name="T14">:<text:tab/><text:tab/>7 mana<text:line-break/></text:span><text:span text:style-name="T5">Efekt</text:span><text:span text:style-name="T14">:<text:tab/><text:tab/>Przywołujesz Niedźwiedzia, Goblina lub Ducha. Są oni twoim sojusznikiem i liczą się <text:tab/><text:tab/><text:tab/>jako twój minion. Na przebiciu stworzenie jest wildcardem (5 punktów życia)</text:span></text:p>
      <text:p text:style-name="P16"><text:span text:style-name="T2">Mount (Seasoned)</text:span><text:line-break/><text:span text:style-name="T2">Koszt</text:span>:<text:tab/><text:tab/>5 mana<text:line-break/><text:span text:style-name="T2">Efekt</text:span>:<text:tab/><text:tab/>Przywołujesz stworzenie służące jako wierzchowiec. Ma ono pace 12 i przywołując <text:tab/><text:tab/><text:tab/>decydujesz czy lata, pływa czy biega. <text:span text:style-name="T16">Na potrzeby walki stworzenie te ma statystyki konia. <text:tab/><text:tab/>Na przebiciu jego szybkość wzrasta do 20</text:span></text:p>
      <text:p text:style-name="P17"><text:span text:style-name="T2">SkeleTon (Seasoned)</text:span><text:line-break/><text:span text:style-name="T2">Koszt</text:span>:<text:tab/><text:tab/>2 mana<text:line-break/><text:span text:style-name="T2">Efekt</text:span>:<text:tab/><text:tab/>Przywołujesz miniona nieuzbrojonego szkieleta, na przebiciu przywołujesz trzy</text:p>
      <text:p text:style-name="P17"><text:span text:style-name="T2">Angel/Demon (Seasoned)</text:span><text:line-break/><text:span text:style-name="T2">Koszt</text:span>:<text:tab/><text:tab/><text:span text:style-name="T17">10 mana</text:span><text:line-break/><text:span text:style-name="T2">Efekt</text:span>:<text:tab/><text:tab/><text:span text:style-name="T17">Przywołujesz istotę wysłaną przez boga, która służy jako kleryk tego boga na poziomie <text:tab/><text:tab/><text:tab/>równym twojemu. Jeśli jesteś klerykiem tego boga, pojawia się anioł, w przeciwnym <text:tab/><text:tab/><text:tab/>wypadku demon. Anioł jest lojalny wobec ciebie, lecz nie złamie zasad swojego boga. <text:tab/><text:tab/><text:tab/>Demon może poprosić o przysługę za swoją pomoc</text:span></text:p>
      <text:p text:style-name="P17"><text:span text:style-name="T2">Elemental Golem (Veteran)</text:span><text:line-break/><text:span text:style-name="T2">Koszt</text:span>:<text:tab/><text:tab/><text:span text:style-name="T17">7 mana</text:span><text:line-break/><text:span text:style-name="T2">Efekt</text:span>:<text:tab/><text:tab/><text:span text:style-name="T17">Przywołujesz żywiołaka losowego żywiołu, na przebiciu możesz wybrać żywioł</text:span></text:p>
      <text:p text:style-name="P17"/>
      <text:p text:style-name="P17"/>
      <text:p text:style-name="P18"><text:soft-page-break/><text:span text:style-name="T2">Summon Yourself (Veteran)</text:span><text:line-break/><text:span text:style-name="T2">Koszt</text:span>:<text:tab/><text:tab/>3 mana<text:line-break/><text:span text:style-name="T2">Efekt</text:span>:<text:tab/><text:tab/>Przywołujesz samego siebie w inne miejsce w zasięgu twojego wzroku. Na przebiciu <text:tab/><text:tab/><text:tab/>możesz zabrać ze sobą dodatkową osobę. Rzucenie na siebie <text:span text:style-name="T2">banishment</text:span> w przeciągu <text:tab/><text:tab/><text:tab/>następnych 24 godzin przywraca cię do oryginalnej lokacji. <text:span text:style-name="T2">Banishment</text:span> nie odsyła <text:tab/><text:tab/><text:tab/>dodatkowej osoby, jeśli zabrałeś ją ze sobą</text:p>
      <text:p text:style-name="P19"><text:span text:style-name="T2">Dragon (Hero)</text:span><text:line-break/><text:span text:style-name="T2">Koszt</text:span>:<text:tab/><text:tab/>15 mana<text:line-break/><text:span text:style-name="T2">Efekt</text:span>:<text:tab/><text:tab/>Przywołujesz przyjaznego smoka, który będzie cię chronił i może zostać przekonany do <text:tab/><text:tab/>wykonywania innych poleceń za pomocą <text:span text:style-name="T2">Persuation</text:span></text:p>
      <text:p text:style-name="P19"><text:span text:style-name="T2">God (Legendary)<text:line-break/>Koszt:<text:tab/><text:tab/></text:span><text:span text:style-name="T18">20 mana</text:span><text:span text:style-name="T2"><text:line-break/>Efekt:<text:tab/><text:tab/></text:span><text:span text:style-name="T18">Przywołujesz jednego z bogów by osobiście z nim pertraktować. </text:span></text:p>
      <text:p text:style-name="P1"/>
      <text:p text:style-name="P3"/>
      <text:p text:style-name="P29"/>
      <text:p text:style-name="P10"><text:span text:style-name="Default_20_Paragraph_20_Font"><text:span text:style-name="T9">Rytualista (Smarts)</text:span></text:span></text:p>
      <text:p text:style-name="P3">Wymagania do poprawnego wykonania rytuału są ciężkie – potrzeba móc wyrysować rytuał, potrzebna jest ofiara oraz oczywiście czas. Rytualiści mogą posiłkować się różnymi metodami rysowania – od pręta na piasku lub ziemi, przez kredę aż po sypanie wzorów za pomocą nieco lepkiego piasku. Potrzebna ofiara zależy od poziomu rytuału. Rytualiści nie potrzebują many, zamiast tego wykonanie rytuału zajmuje godzinę. Rytuał działa na wszystkie osoby/obiekty w dużym AoE.</text:p>
      <text:p text:style-name="P3"/>
      <text:p text:style-name="P30"><text:span text:style-name="T2">Ofiara</text:span>:<text:line-break/><text:span text:style-name="T2">Novice</text:span>:<text:tab/><text:tab/>cokolwiek<text:line-break/><text:span text:style-name="T2">Seasoned</text:span>:<text:tab/><text:tab/>świeca<text:line-break/><text:span text:style-name="T2">Veteran</text:span>:<text:tab/><text:tab/>kadzidło<text:line-break/><text:span text:style-name="T2">Hero</text:span>:<text:tab/><text:tab/><text:tab/>całopalenie zwierzęcia<text:line-break/><text:span text:style-name="T2">Legend</text:span>:<text:tab/><text:tab/>całopalenie istoty rozumnej</text:p>
      <text:p text:style-name="P31"/>
      <text:p text:style-name="P31"><text:span text:style-name="Default_20_Paragraph_20_Font"><text:span text:style-name="T1">Zone of Arcane Protection (Novice)<text:line-break/>Czas Działania:<text:tab/></text:span></text:span>8h<text:span text:style-name="Default_20_Paragraph_20_Font"><text:span text:style-name="T1"><text:line-break/>Efekt: <text:tab/><text:tab/><text:tab/></text:span></text:span>Osoby i obiekty wewnątrz rytuału otrzymują na czas działania Arcane Resistance <text:tab/><text:tab/><text:tab/>(sumuje się, jeśli już go posiadają), na przebiciu jest to Improved Arcane <text:tab/><text:tab/><text:tab/><text:tab/><text:tab/>Resistance</text:p>
      <text:p text:style-name="P31"><text:span text:style-name="Default_20_Paragraph_20_Font"><text:span text:style-name="T1">Zone of Nature Safe Heaven (Novice)<text:line-break/>Czas Działania:</text:span></text:span><text:tab/>8h<text:line-break/><text:span text:style-name="Default_20_Paragraph_20_Font"><text:span text:style-name="T1">Efekt: </text:span></text:span><text:tab/><text:tab/><text:tab/>Osoby <text:span text:style-name="T10">i</text:span> obiekty wewnątrz rytuału otrzymują +3 do odporności na zjawiska <text:tab/><text:tab/><text:tab/><text:tab/>naturalne (chłód, gorąc itp.), na przebiciu teren rytuał jest wyłączony z lawin, <text:tab/><text:tab/><text:tab/><text:tab/>wielkich fal, zawalisk itp.</text:p>
      <text:p text:style-name="P31"><text:span text:style-name="Default_20_Paragraph_20_Font"><text:span text:style-name="T1">First Aid Circle (Novice)<text:line-break/>Czas Działania:</text:span></text:span><text:tab/>natychmiast<text:line-break/><text:span text:style-name="Default_20_Paragraph_20_Font"><text:span text:style-name="T1">Efekt:</text:span></text:span><text:tab/><text:tab/><text:tab/>W chwili ukończenia rytuału przebywające wewnątrz osoby odzyskują jeden punkt <text:tab/><text:tab/><text:tab/>życia, pod warunkiem iż nie są martwe</text:p>
      <text:p text:style-name="P31"><text:span text:style-name="Default_20_Paragraph_20_Font"><text:span text:style-name="T1">Telepathic Circle (Novice)<text:line-break/>Czas Działania:</text:span></text:span><text:tab/>1h<text:line-break/><text:span text:style-name="Default_20_Paragraph_20_Font"><text:span text:style-name="T1">Efekt:</text:span></text:span> <text:tab/><text:tab/><text:tab/>Osoba stojąca wewnątrz tego rytuału jest w stanie rozmawiać z każdą osobą stojącą <text:tab/><text:tab/><text:tab/>wewnątrz tego rytuału w promieniu 100 km</text:p>
      <text:p text:style-name="P31"><text:span text:style-name="Default_20_Paragraph_20_Font"><text:span text:style-name="T1">Azylum of Protection (Novice)<text:line-break/>Czas Działania:</text:span></text:span> <text:tab/>8h<text:line-break/><text:span text:style-name="Default_20_Paragraph_20_Font"><text:span text:style-name="T1">Efekt:</text:span></text:span> <text:tab/><text:tab/><text:tab/>Na czas działania tego rytuału osoby wewnątrz nie są wykrywalne dla osób z <text:tab/><text:tab/><text:tab/><text:tab/>zewnątrz, na przebiciu nie jest możliwe przypadkowe wejście w teren tego rytuału</text:p>
      <text:p text:style-name="P31"><text:span text:style-name="Default_20_Paragraph_20_Font"><text:span text:style-name="T1">Zone of Silence (Novice)<text:line-break/>Czas Działania:</text:span></text:span><text:tab/>8h<text:line-break/><text:span text:style-name="Default_20_Paragraph_20_Font"><text:span text:style-name="T1">Efekt:</text:span></text:span><text:tab/><text:tab/><text:tab/>żaden dźwięk nie rozchodzi się na terenie rytuału, zaklęcia śpiewaka nie działają na <text:tab/><text:tab/><text:tab/>terenie tego rytuału</text:p>
      <text:p text:style-name="P31"><text:span text:style-name="Default_20_Paragraph_20_Font"><text:span text:style-name="T1">Land Mine (Seasoned)<text:line-break/>Czas Działania:</text:span></text:span><text:tab/>24h<text:line-break/><text:span text:style-name="Default_20_Paragraph_20_Font"><text:span text:style-name="T1">Efekt:</text:span></text:span><text:tab/><text:tab/><text:tab/>tworząc rytuał specyfikujesz na co ma zareagować (osoba, zwierzę, przedmiot), <text:tab/><text:tab/><text:tab/><text:tab/>reakcją jest eksplozja zadająca 3D8 obrażeń wszystkim na terenie rytuał<text:span text:style-name="T10">u</text:span>, połowę z <text:tab/><text:tab/><text:tab/>tego jeśli zdadzą test na Agility. Na przebiciu można określić cel bardziej dokładnie <text:tab/><text:tab/><text:tab/>(co do imienia osoby), albo podwyższyć obrażenia do 4D8</text:p>
      <text:p text:style-name="P31"><text:soft-page-break/><text:span text:style-name="Default_20_Paragraph_20_Font"><text:span text:style-name="T1">Dispel Magic (Seasoned)<text:line-break/>Czas Działania:</text:span></text:span> <text:tab/>1h<text:line-break/><text:span text:style-name="Default_20_Paragraph_20_Font"><text:span text:style-name="T1">Efekt:</text:span></text:span><text:tab/><text:tab/><text:tab/>Po ukończeniu rytuału wszystkie zaklęcia wewnątrz niego przestają działać, do <text:tab/><text:tab/><text:tab/><text:tab/>końca działania rytuału żadne zaklęcie nie może zostać w nim rzucone ani <text:tab/><text:tab/><text:tab/><text:tab/>afektować cokolwiek co w nim jest</text:p>
      <text:p text:style-name="P31"><text:span text:style-name="Default_20_Paragraph_20_Font"><text:span text:style-name="T1">Runes of Eagle Eye (Seasoned)<text:line-break/>Czas Działania:</text:span></text:span><text:tab/>8h<text:line-break/><text:span text:style-name="Default_20_Paragraph_20_Font"><text:span text:style-name="T1">Efekt:</text:span></text:span><text:tab/><text:tab/><text:tab/>Osoby przebywające wewnątrz tego rytuału otrzymują +4 do Notice</text:p>
      <text:p text:style-name="P31"><text:span text:style-name="Default_20_Paragraph_20_Font"><text:span text:style-name="T1">Ritual of War Preparation (Seasoned)<text:line-break/>Czas Działania:</text:span></text:span><text:tab/>1h<text:line-break/><text:span text:style-name="Default_20_Paragraph_20_Font"><text:span text:style-name="T1">Efekt:</text:span></text:span><text:tab/><text:tab/><text:tab/>Gdy ten rytuał zostanie ukończony, przebywające wewnątrz osoby otrzymują na <text:tab/><text:tab/><text:tab/><text:tab/>czas jego działania +2 do parry, toughness, strength, agility, vigor, fighting, <text:tab/><text:tab/><text:tab/><text:tab/>shooting i athletics. Bonus rośnie do +3 na przebiciu. Efekt nie znika, gdy osoby te <text:tab/><text:tab/><text:tab/>opuszczą rytuał, dopóki przynajmniej jedna z nich w nim pozostaje.</text:p>
      <text:p text:style-name="P31"><text:span text:style-name="Default_20_Paragraph_20_Font"><text:span text:style-name="T1">Circle of Protection (Veteran)<text:line-break/>Czas Działania:</text:span></text:span><text:tab/>8h, może zostać przerwane wcześniej przez autora<text:line-break/><text:span text:style-name="Default_20_Paragraph_20_Font"><text:span text:style-name="T1">Efekt</text:span></text:span>:<text:tab/><text:tab/><text:tab/>Bez zgody autora nikt nie może wejść ani wyjść z terenu rytuału, żadna akcja z <text:tab/><text:tab/><text:tab/><text:tab/>zewnątrz nie może afektować osób wewnątrz i żadna akcja z wewnątrz nie może <text:tab/><text:tab/><text:tab/>afektować osób na zewnątrz</text:p>
      <text:p text:style-name="P31"><text:span text:style-name="Default_20_Paragraph_20_Font"><text:span text:style-name="T1">Siege Caster Post (Veteran)<text:line-break/>Czas Działania:</text:span></text:span><text:tab/>1h, wielkość rytuału to jednoosobowe AoE<text:line-break/><text:span text:style-name="Default_20_Paragraph_20_Font"><text:span text:style-name="T1">Efekt</text:span></text:span>:<text:tab/><text:tab/><text:tab/>Osoba stojąca wewnątrz tego rytuału może rzucać zaklęcia Chaos Bolt i Crystal <text:tab/><text:tab/><text:tab/><text:tab/>Spear bez ich znajomości i bez używania many, używając swojego Shooting <text:tab/><text:tab/><text:tab/><text:tab/>zamiast Spellcasting. Wyjście z tego rytuału lub przebywanie w nim gdy się kończy <text:tab/><text:tab/><text:tab/>dodaje jeden poziom wyczerpania</text:p>
      <text:p text:style-name="P32"><text:span text:style-name="Default_20_Paragraph_20_Font"><text:span text:style-name="T1">Rebirth (Heroic)<text:line-break/>Czas Działania:</text:span></text:span><text:tab/>natychmiast, wielkość rytuału to jednoosobowe AoE<text:line-break/><text:span text:style-name="Default_20_Paragraph_20_Font"><text:span text:style-name="T1">Efekt</text:span></text:span>:<text:tab/><text:tab/><text:tab/>w momencie ukończenia tego rytuału przebywająca wewnątrz osoba może na nowo <text:tab/><text:tab/><text:tab/>wybrać swoją rasę, wygląd i <text:span text:style-name="T11">e</text:span>dge/hindrance związane z jej cechami fizycznymi</text:p>
      <text:p text:style-name="P31"><text:span text:style-name="Default_20_Paragraph_20_Font"><text:span text:style-name="T1">Resurrection (Legendary)<text:line-break/>Czas Działania:</text:span></text:span><text:tab/>natychmiast, wielkość rytuału to jednoosobowe AoE<text:line-break/><text:span text:style-name="Default_20_Paragraph_20_Font"><text:span text:style-name="T1">Efekt</text:span></text:span>:<text:tab/><text:tab/><text:tab/>osoba, której ciało leży w rytuale podczas jego ukończenia, odzyskuje jeden punkt <text:tab/><text:tab/><text:tab/>życia nawet jeśli jest martwa, w tym przypadku powraca do życia</text:p>
      <text:p text:style-name="P31"/>
      <text:p text:style-name="P33"/>
      <text:p text:style-name="P7">Alchemik (Smarts)</text:p>
      <text:p text:style-name="P3">Alchemicy to mistrzowie wczesnego przygotowania się. Mana jest u nich zastąpiona składnikami, które odzyskują w pełni po długim odpoczynku <text:span text:style-name="T19">(8h)</text:span>. Wykonanie eliksirów zajmuje kwadrans i pochłania określoną ilość składników, <text:span text:style-name="T22">nie wymaga jednak żadnego rzutu</text:span>. Normalnie eliksiry tracą swoją moc, gdy ich alchemik odzyskuje składniki, lecz można wykonać eliksir, który zachowuje swoje działanie na stałe zużywając dwakroć więcej składników.</text:p>
      <text:p text:style-name="P28"/>
      <text:p text:style-name="P20"><text:span text:style-name="T2">Smoke/Light (Novice)</text:span><text:line-break/><text:span text:style-name="T2">Koszt</text:span>:<text:tab/><text:tab/><text:span text:style-name="T20">2 składniki</text:span><text:line-break/><text:span text:style-name="T2">Efekt</text:span>:<text:tab/><text:tab/><text:span text:style-name="T20">Wstrząśnięty eliksir zaczyna świecić, dając silne światło w dużym AoE. Wylany eliksir <text:tab/><text:tab/><text:tab/>staje się zasłoną dymną, blokując światło w dużym AoE. Niezależnie od sposobu użycia <text:tab/><text:tab/>efekt trwa 10 minut</text:span></text:p>
      <text:p text:style-name="P21"><text:span text:style-name="T2">Relief (Novice)</text:span><text:line-break/><text:span text:style-name="T2">Koszt</text:span>:<text:tab/><text:tab/>1 składnik<text:line-break/><text:span text:style-name="T2">Efekt</text:span>:<text:tab/><text:tab/>Wypicie eliksiry usuwa Shaken lub jeden poziom wyczerpania</text:p>
      <text:p text:style-name="P22"><text:span text:style-name="T2">Stun (Novice)</text:span><text:line-break/><text:span text:style-name="T2">Koszt</text:span>:<text:tab/><text:tab/>2 składniki<text:line-break/><text:span text:style-name="T2">Efekt</text:span>:<text:tab/><text:tab/>Eliksir może zostać nałożony na broń lub dodany do pożywienia. W obu przypadkach <text:tab/><text:tab/><text:tab/>ofiara wykonuje rzut na Vigor (z -2 jeżeli eliksir podano doustnie), porażka nakłada na nią <text:tab/><text:tab/>status Stunned</text:p>
      <text:p text:style-name="P22"><text:span text:style-name="T2">Slumber (Seasoned)</text:span><text:line-break/><text:span text:style-name="T2">Koszt</text:span>:<text:tab/><text:tab/>2 składniki<text:line-break/><text:span text:style-name="T2">Efekt</text:span>:<text:tab/><text:tab/>Eliksir może zostać nałożony na broń lub dodany do pożywienia. W obu przypadkach <text:tab/><text:tab/><text:tab/>ofiara wykonuje rzut na Vigor (z -2 jeżeli eliksir podano doustnie), porażka usypia ją na <text:tab/><text:tab/><text:tab/>godzinę</text:p>
      <text:p text:style-name="P23"><text:span text:style-name="T2">Slow/Speed/Quickness (Seasoned)</text:span><text:line-break/><text:span text:style-name="T2">Koszt</text:span>:<text:tab/><text:tab/>2 składniki (4 za quickness)<text:line-break/><text:span text:style-name="T2">Efekt</text:span>:<text:tab/><text:tab/><text:span text:style-name="T21">Eliksir</text:span>y te<text:span text:style-name="T21"> mo</text:span>gą<text:span text:style-name="T21"> zostać nałożon</text:span>e<text:span text:style-name="T21"> na broń, dodan</text:span>e<text:span text:style-name="T21"> do pożywienia </text:span>lub po prostu wypite. <text:tab/><text:tab/><text:tab/>Slow zmniejsza pace ofiary o połowę, Speed podwaja pace ofiary, a quickness <text:tab/><text:tab/><text:tab/><text:tab/>pozwala wykonywać dodatkową akcję w turze bez kary za multiakcję. Ofiara eliksiru <text:tab/><text:tab/><text:tab/>może próbować zakończyć efekt rzutem na Spirit</text:p>
      <text:p text:style-name="P24"><text:span text:style-name="T2">Poison (Seasoned)</text:span><text:line-break/><text:span text:style-name="T2">Koszt</text:span>:<text:tab/><text:tab/>1 składnik<text:line-break/><text:span text:style-name="T2">Efekt</text:span>:<text:tab/><text:tab/><text:span text:style-name="T21">Eliksir może zostać nałożony na broń lub dodany do pożywienia. </text:span>Pierwsze trafienie bronią <text:tab/><text:tab/>pokrytą trucizną zada o jedną ranę więcej, natomiast połknięcie dawki trucizny zadaje <text:tab/><text:tab/><text:tab/>jedną ranę po dziesięciu minutach</text:p>
      <text:p text:style-name="P24"><text:span text:style-name="T2">Alchemist Fire (Seasoned)</text:span><text:line-break/><text:span text:style-name="T2">Koszt</text:span>:<text:tab/><text:tab/>3 składniki<text:line-break/><text:span text:style-name="T2">Efekt</text:span>:<text:tab/><text:tab/>Eliksirem można w coś rzucić lub wprost coś oblać. Pokryty tym eliksirem obiekt <text:tab/><text:tab/><text:tab/>otrzymuje 2D6 obrażeń</text:p>
      <text:p text:style-name="P25"><text:span text:style-name="T2">Invisibility (Seasoned)</text:span><text:line-break/><text:span text:style-name="T2">Koszt</text:span>:<text:tab/><text:tab/>5 składników<text:line-break/><text:span text:style-name="T2">Efekt</text:span>:<text:tab/><text:tab/>Wypicie tego eliksiru czyni niewidzialnym. Wszystkie akcje wymagające widzenia osoby <text:tab/><text:tab/>niewidzialnej wykonywane są z karą -4</text:p>
      <text:p text:style-name="P25"><text:span text:style-name="T2">Mind Wipe (Veteran)</text:span><text:line-break/><text:span text:style-name="T2">Koszt</text:span>:<text:tab/><text:tab/>10 składników<text:line-break/><text:span text:style-name="T2">Efekt</text:span>:<text:tab/><text:tab/>Przyjęcie tego eliksiru w jakiejkolwiek formie sprawia iż osoba zapomni o wszystkim, co <text:tab/><text:tab/>wydarzy się w przeciągu następnej godziny</text:p>
      <text:p text:style-name="P26"><text:soft-page-break/><text:span text:style-name="T2">Love Potion (Heroic)</text:span><text:line-break/><text:span text:style-name="T2">Koszt</text:span>:<text:tab/><text:tab/>10 składników<text:line-break/><text:span text:style-name="T2">Efekt</text:span>:<text:tab/><text:tab/>Ofiarę tego eliksiru rozpala bezwarunkowa miłość do osoby, której krew do niego dodano <text:tab/><text:tab/>(lub pierwszej osoby którą zobaczy po wypiciu, jeśli nie użyto niczyjej krwi). Cel miłości <text:tab/><text:tab/>zyskuje bonus +6 we wszystkich interakcjach z ofiarą</text:p>
      <text:p text:style-name="P35"><text:span text:style-name="T6">Felix Felicis (Legendary)</text:span><text:span text:style-name="T23"><text:line-break/></text:span><text:span text:style-name="T6">Koszt</text:span><text:span text:style-name="T23">:<text:tab/><text:tab/>15 składników<text:line-break/></text:span><text:span text:style-name="T6">Efekt</text:span><text:span text:style-name="T23">:<text:tab/><text:tab/>Po wypiciu tego eliksiru przez godzinę dodajesz dziką kostkę (D6) do wszystkich swoich <text:tab/><text:tab/>rzutów (jeśli już dodajesz jedną, dodajesz kolejną)</text:span></text:p>
      <text:p text:style-name="P36">Klątwy (Spirit)</text:p>
      <text:p text:style-name="P37">Klątwy są to <text:span text:style-name="T26">nałożone na ofiarę zasady, często niekoniecznie negatywne. Tylko jedna klątwa może afektować daną osobę – niemożliwe jest nałożenie kolejnej, dopóki poprzednia nie zostanie zdjęta. Niektóre klątwy mogą mieć specjalne zasady co do ich zdejmowania. Klątwa zawsze kosztuje całą manę aktualnie posiadaną przez maga.</text:span></text:p>
      <text:p text:style-name="P38"/>
      <text:p text:style-name="P39"><text:span text:style-name="T2">Monstrous Appeal (Novice)</text:span><text:line-break/><text:span text:style-name="T7">Efekt</text:span>:<text:tab/><text:tab/>Ofiara przybiera monstrualny wygląd. Kara -4 przy rzutach na Performance i Persuation, <text:tab/><text:tab/>+2 do Intimidation i towarzyszące jej osoby dodają +2 przy rzutach przeciwko <text:tab/><text:tab/><text:tab/><text:tab/>przestraszeniu się czegokolwiek innego</text:p>
      <text:p text:style-name="P40"><text:span text:style-name="T2">Exchange of Power (Novice)</text:span><text:line-break/><text:span text:style-name="T2">Efekt</text:span>:<text:tab/><text:tab/>Dwa atrybuty zamieniają się kostkami</text:p>
      <text:p text:style-name="P40"><text:span text:style-name="T2">Dispel Curse (Novice)</text:span><text:line-break/><text:span text:style-name="T2">Efekt</text:span>:<text:tab/><text:tab/>Zdejmuje klątwę z celu, jeśli jej poziom jest równy lub niższy od twojego</text:p>
      <text:p text:style-name="P40"><text:span text:style-name="T2">Spellcaster Challenge (Novice)</text:span><text:line-break/><text:span text:style-name="T2">Efekt</text:span>:<text:tab/><text:tab/>Zwiększa maksymalną manę maga o 10, ale mag otrzymuje -3 do rzucania zaklęć</text:p>
      <text:p text:style-name="P40"/>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ucida Console" svg:font-family="'Lucida Console'" style:font-family-generic="modern" style:font-pitch="fixed"/>
    <style:font-face style:name="NSimSun" svg:font-family="NSimSun" style:font-family-generic="modern" style:font-pitch="fixed"/>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icrosoft YaHei" svg:font-family="'Microsoft YaHei'" style:font-family-generic="swiss" style:font-pitch="variable"/>
  </office:font-face-decls>
  <office:styles>
    <style:default-style style:family="graphic">
      <style:graphic-properties draw:stroke="solid" svg:stroke-width="0.035cm" svg:stroke-color="#2f528f" draw:stroke-linejoin="miter" svg:stroke-linecap="butt" draw:fill-color="#4472c4" fo:wrap-option="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font-independent-line-spacing="false">
        <style:tab-stops/>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scale="100%" style:font-relief="none"/>
    </style:default-style>
    <style:default-style style:family="paragraph">
      <style:paragraph-properties fo:line-height="100%" fo:text-align="start" style:justify-single-word="false" fo:keep-together="auto" fo:orphans="2" fo:widows="2" fo:hyphenation-ladder-count="no-limit" fo:break-before="auto" fo:break-after="auto" fo:background-color="transparent" fo:padding="0cm" fo:border="none" style:shadow="none" fo:keep-with-next="auto" text:number-lines="true" text:line-number="0" style:text-autospace="ideograph-alpha" style:punctuation-wrap="hanging" style:line-break="strict" style:tab-stop-distance="1.251cm" style:vertical-align="baseline" style:snap-to-layout-grid="true" style:writing-mode="lr-tb">
        <style:background-image/>
      </style:paragraph-properties>
      <style:text-properties fo:font-variant="normal" fo:text-transform="none" style:use-window-font-color="true" style:text-outline="false" style:text-line-through-style="none" style:text-line-through-type="none" style:text-position="0% 100%" style:font-name="Liberation Serif" fo:font-size="12pt" fo:letter-spacing="normal" fo:language="pl" fo:country="PL" fo:font-style="normal" style:text-underline-style="none" fo:font-weight="normal" style:letter-kerning="true" fo:background-color="transparent" style:font-name-asian="NSimSun" style:font-size-asian="12pt" style:language-asian="zh" style:country-asian="CN" style:font-style-asian="normal" style:font-weight-asian="normal" style:font-name-complex="Arial" style:font-size-complex="12pt" style:language-complex="hi" style:country-complex="IN" style:font-style-complex="normal" style:font-weight-complex="normal" style:text-emphasize="none" style:text-combine="none" style:text-scale="100%" style:font-relief="none" fo:hyphenate="tru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hyphenation-ladder-count="no-limit"/>
      <style:text-properties fo:hyphenate="false"/>
    </style:style>
    <style:style style:name="Normal" style:family="paragraph">
      <style:paragraph-properties fo:hyphenation-ladder-count="no-limit"/>
      <style:text-properties fo:hyphenate="false"/>
    </style:style>
    <style:style style:name="Heading" style:family="paragraph" style:parent-style-name="Standard" style:next-style-name="Text_20_body" style:class="text">
      <style:paragraph-properties fo:margin-top="0.423cm" fo:margin-bottom="0.212cm" loext:contextual-spacing="false" fo:hyphenation-ladder-count="no-limit" fo:keep-with-next="always"/>
      <style:text-properties style:font-name="Liberation Sans" fo:font-family="'Liberation Sans'" style:font-family-generic="swiss" style:font-pitch="variable" fo:font-size="14pt" style:font-name-asian="Microsoft YaHei" style:font-family-asian="'Microsoft YaHei'" style:font-family-generic-asian="swiss" style:font-pitch-asian="variable" style:font-size-asian="14pt" style:font-size-complex="14pt" fo:hyphenate="false"/>
    </style:style>
    <style:style style:name="Text_20_body" style:display-name="Text body" style:family="paragraph" style:parent-style-name="Standard" style:class="text">
      <style:paragraph-properties fo:margin-top="0cm" fo:margin-bottom="0.247cm" loext:contextual-spacing="false" fo:line-height="115%" fo:hyphenation-ladder-count="no-limit"/>
      <style:text-properties fo:hyphenate="false"/>
    </style:style>
    <style:style style:name="List" style:family="paragraph" style:parent-style-name="Text_20_body" style:class="list">
      <style:paragraph-properties fo:hyphenation-ladder-count="no-limit"/>
      <style:text-properties fo:hyphenate="false"/>
    </style:style>
    <style:style style:name="Caption" style:family="paragraph" style:parent-style-name="Standard" style:class="extra">
      <style:paragraph-properties fo:margin-top="0.212cm" fo:margin-bottom="0.212cm" loext:contextual-spacing="false" fo:hyphenation-ladder-count="no-limit" text:number-lines="false" text:line-number="0"/>
      <style:text-properties fo:font-style="italic" style:font-style-asian="italic" style:font-style-complex="italic" fo:hyphenate="false"/>
    </style:style>
    <style:style style:name="Index" style:family="paragraph" style:parent-style-name="Standard" style:class="index">
      <style:paragraph-properties fo:hyphenation-ladder-count="no-limit" text:number-lines="false" text:line-number="0"/>
      <style:text-properties fo:hyphenate="false"/>
    </style:style>
    <style:style style:name="Default_20_Paragraph_20_Font" style:display-name="Default Paragraph Font"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fo:border="none" fo:padding="0cm"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distance-before-sep="0.101cm" style:distance-after-sep="0.101cm" style:line-style="solid" style:adjustment="left" style:rel-width="25%" style:color="#000000"/>
      </style:page-layout-properties>
      <style:header-style/>
      <style:footer-style/>
    </style:page-layout>
    <style:page-layout style:name="Mpm2">
      <style:page-layout-properties fo:page-width="21.001cm" fo:page-height="29.7cm" style:num-format="1" style:print-orientation="portrait" fo:margin-top="1.27cm" fo:margin-bottom="1.27cm" fo:margin-left="1.27cm" fo:margin-right="1.27cm" style:writing-mode="lr-tb" style:layout-grid-color="#c0c0c0" style:layout-grid-lines="20" style:layout-grid-base-height="0.706cm" style:layout-grid-ruby-height="0.353cm" style:layout-grid-mode="none" style:layout-grid-ruby-below="false" style:layout-grid-print="false" style:layout-grid-display="false" style:layout-grid-base-width="0.706cm" style:layout-grid-snap-to="true" style:footnote-max-height="0cm">
        <style:footnote-sep style:width="0.018cm" style:line-style="solid" style:adjustment="left" style:rel-width="33%" style:color="#000000"/>
      </style:page-layout-properties>
      <style:header-style/>
      <style:footer-style/>
    </style:page-layout>
  </office:automatic-styles>
  <office:master-styles>
    <style:master-page style:name="Standard" style:page-layout-name="Mpm1"/>
    <style:master-page style:name="MP0" style:page-layout-name="Mpm2"/>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6.1.2.1$Windows_X86_64 LibreOffice_project/65905a128db06ba48db947242809d14d3f9a93fe</meta:generator>
    <meta:creation-date>2020-01-08T12:04:00Z</meta:creation-date>
    <dc:date>2020-01-16T19:04:17.299000000</dc:date>
    <meta:editing-cycles>35</meta:editing-cycles>
    <meta:editing-duration>PT7H17M24S</meta:editing-duration>
    <meta:document-statistic meta:table-count="0" meta:image-count="0" meta:object-count="0" meta:page-count="13" meta:paragraph-count="90" meta:word-count="3326" meta:character-count="22906" meta:non-whitespace-character-count="19087"/>
    <meta:template xlink:type="simple" xlink:actuate="onRequest" xlink:title="" xlink:href="Normal.dotm"/>
  </office:meta>
</office:document-meta>
</file>